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style:style>
    <style:style style:name="P3" style:family="paragraph" style:parent-style-name="Standard" style:list-style-name="L1">
      <style:text-properties style:font-name="Verdana"/>
    </style:style>
    <style:style style:name="P4" style:family="paragraph" style:parent-style-name="Standard" style:list-style-name="L2">
      <style:text-properties style:font-name="Verdana"/>
    </style:style>
    <style:style style:name="P5" style:family="paragraph" style:parent-style-name="Standard" style:list-style-name="L3">
      <style:text-properties style:font-name="Verdana"/>
    </style:style>
    <style:style style:name="P6" style:family="paragraph" style:parent-style-name="Standard" style:list-style-name="L4">
      <style:text-properties style:font-name="Verdana"/>
    </style:style>
    <style:style style:name="P7" style:family="paragraph" style:parent-style-name="Standard" style:list-style-name="L5"/>
    <style:style style:name="T1" style:family="text">
      <style:text-properties fo:font-weight="bold" style:font-weight-asian="bold" style:font-weight-complex="bold"/>
    </style:style>
    <style:style style:name="T2" style:family="text">
      <style:text-properties style:font-name="Verdan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leitung</text:p>
      <text:p text:style-name="P1"/>
      <text:list xml:id="list8281392319119458436" text:style-name="L1">
        <text:list-item>
          <text:p text:style-name="P3">in C# geschriebenes onlinefähiges strategiespiel.</text:p>
        </text:list-item>
        <text:list-item>
          <text:p text:style-name="P3">Wie Schach an zwei PCs</text:p>
        </text:list-item>
        <text:list-item>
          <text:p text:style-name="P3">Jeder Spieler macht abwechselnd Züge und probiert den Gegner zu besiegen</text:p>
        </text:list-item>
        <text:list-item>
          <text:p text:style-name="P3">Verschiedene Klassen mit verschiedenen Eigenschaften, Figuren können erzeugt werden, Spielfläche mit unterschiedlichen Eigenschaften</text:p>
        </text:list-item>
        <text:list-item>
          <text:p text:style-name="P3">unfertig, da zu hoher Aufwand</text:p>
        </text:list-item>
      </text:list>
      <text:p text:style-name="P1"/>
      <text:p text:style-name="P1"/>
      <text:p text:style-name="P1">Gliederung</text:p>
      <text:p text:style-name="P1"/>
      <text:list xml:id="list8799688617471429116" text:style-name="L2">
        <text:list-item>
          <text:p text:style-name="P4">Menü und alles um das Spiel</text:p>
        </text:list-item>
        <text:list-item>
          <text:p text:style-name="P4">Verbindung</text:p>
        </text:list-item>
        <text:list-item>
          <text:p text:style-name="P4">Spiel </text:p>
        </text:list-item>
      </text:list>
      <text:p text:style-name="P1"/>
      <text:p text:style-name="P1"/>
      <text:p text:style-name="P1"/>
      <text:p text:style-name="P1">Menü</text:p>
      <text:p text:style-name="P1"/>
      <text:list xml:id="list1658118781903937103" text:style-name="L3">
        <text:list-item>
          <text:p text:style-name="P5">Oberfläche</text:p>
          <text:list>
            <text:list-item>
              <text:p text:style-name="P5">optisch angepasst</text:p>
            </text:list-item>
            <text:list-item>
              <text:p text:style-name="P5">alles in einer Form mit TablessControl</text:p>
            </text:list-item>
          </text:list>
        </text:list-item>
        <text:list-item>
          <text:p text:style-name="P5">Optionen</text:p>
          <text:list>
            <text:list-item>
              <text:p text:style-name="P5">Sound</text:p>
            </text:list-item>
            <text:list-item>
              <text:p text:style-name="P5">Tutorial</text:p>
            </text:list-item>
          </text:list>
        </text:list-item>
        <text:list-item>
          <text:p text:style-name="P5">Tutorial</text:p>
          <text:list>
            <text:list-item>
              <text:p text:style-name="P5">Alle wichtigen Informationen</text:p>
            </text:list-item>
          </text:list>
        </text:list-item>
      </text:list>
      <text:p text:style-name="P1"/>
      <text:p text:style-name="P1"/>
      <text:p text:style-name="P1">Verbindung</text:p>
      <text:p text:style-name="P1"><text:tab/><text:tab/></text:p>
      <text:p text:style-name="P1"><text:tab/>TCP(Transmission Control Protocoll) Verbindung, Server/Client <text:tab/>Verhältnis, Klasse Streamreader/writer sendet/empfängt strings, <text:tab/>Empfangen passiert in extra Thread, somit muss Spieler nicht auf <text:tab/>Empfangen warten, Klasse TCPClient verbindet sich mit Server, im <text:tab/>Server überwacht TCPListener den Traffic, senden und empfangen auch <text:tab/>über TCPClient</text:p>
      <text:p text:style-name="P1"><text:tab/>Ablauf:</text:p>
      <text:list xml:id="list5270921764966365915" text:style-name="L4">
        <text:list-item>
          <text:p text:style-name="P6">Spiel erstellen:</text:p>
          <text:list>
            <text:list-item>
              <text:p text:style-name="P6">Spieler wählt Klasse aus.</text:p>
            </text:list-item>
            <text:list-item>
              <text:p text:style-name="P6">Spieler wählt Feld aus. </text:p>
            </text:list-item>
            <text:list-item>
              <text:p text:style-name="P6">Client erstellt Server </text:p>
            </text:list-item>
            <text:list-item>
              <text:p text:style-name="P6">wartet auf zweiten Spieler</text:p>
              <text:p text:style-name="P6"/>
            </text:list-item>
          </text:list>
        </text:list-item>
        <text:list-item>
          <text:p text:style-name="P6">Spiel beitreten</text:p>
          <text:list>
            <text:list-item>
              <text:p text:style-name="P6">Spieler wählt ebenfalls Klasse</text:p>
            </text:list-item>
            <text:list-item>
              <text:p text:style-name="P6">gibt IPAdresse ein</text:p>
            </text:list-item>
            <text:list-item>
              <text:p text:style-name="P6"><text:soft-page-break/>Verbindet sich mit Server</text:p>
            </text:list-item>
          </text:list>
        </text:list-item>
      </text:list>
      <text:p text:style-name="P1"><text:tab/></text:p>
      <text:list xml:id="list22471679" text:continue-numbering="true" text:style-name="L4">
        <text:list-item>
          <text:p text:style-name="P6">Server</text:p>
          <text:list>
            <text:list-item>
              <text:p text:style-name="P6">SingleThreaded: da rundenbasiert greifen nie zwei Spieler gleichzeitig auf den Server zu. Innerhalb des Servers einfacher, da im Server alle Abläufe klar. Nicht zwei Programme in einem. </text:p>
              <text:p text:style-name="P6">Zugriff wird auf Client komplizierter: Für jede Information die von Client an Server geht muss Anfrage vom Server kommen. </text:p>
            </text:list-item>
          </text:list>
        </text:list-item>
      </text:list>
      <text:p text:style-name="P1"/>
      <text:p text:style-name="P1"/>
      <text:p text:style-name="P1"><text:tab/>Spiel starten, Telnet starten</text:p>
      <text:p text:style-name="P1"><text:tab/></text:p>
      <text:p text:style-name="P1"><text:tab/>Client1<text:tab/>„klas“<text:tab/><text:tab/><text:span text:style-name="T1">„red“</text:span></text:p>
      <text:p text:style-name="P1"><text:tab/><text:tab/><text:tab/>Klasse des ersten C wird im Server gespeichert </text:p>
      <text:p text:style-name="P1"><text:tab/></text:p>
      <text:p text:style-name="P1"><text:tab/>Client1<text:tab/>„fena“ <text:s text:c="2"/><text:tab/><text:span text:style-name="T1">„Seaside“</text:span></text:p>
      <text:p text:style-name="P1"><text:tab/><text:tab/><text:tab/>Feldname wird eingestellt. Server lädt Felddaten und Bild</text:p>
      <text:p text:style-name="P1"><text:tab/><text:tab/><text:tab/></text:p>
      <text:p text:style-name="P1"><text:tab/>Client2<text:tab/>„feseseaside“<text:tab/><text:span text:style-name="T1">„blue“</text:span></text:p>
      <text:p text:style-name="P1"><text:tab/><text:tab/><text:tab/>setzt Feld für Spieler2 und sendet Klasse von Spieler 2 an <text:tab/><text:tab/><text:tab/><text:tab/>Server</text:p>
      <text:p text:style-name="P1"><text:tab/>Wenn beide Spieler selbe Klasse gewählt muss Spieler 2 andere Klasse <text:tab/>wählen</text:p>
      <text:p text:style-name="P1"/>
      <text:p text:style-name="P1"><text:tab/>Client1 <text:tab/>„tabw150020“ <text:s/><text:span text:style-name="T1">„geklred“</text:span></text:p>
      <text:p text:style-name="P1"><text:tab/><text:tab/><text:tab/>sendet Clientnummer, Geld und Bewegungspunkte, die die <text:tab/><text:tab/><text:tab/>ausgewählte Klasse zur Verfügung stellt. Wechselt zum Tab <text:tab/><text:tab/><text:tab/>Spiel spiel startet. Antwort ist „geklred“ was die Klasse des <text:tab/><text:tab/><text:tab/>Gegners an den anderen Spieler sendet um Klasse des <text:tab/><text:tab/><text:tab/><text:tab/>Gegners einzustellen.</text:p>
      <text:p text:style-name="P1"/>
      <text:p text:style-name="P1"><text:tab/>Client2<text:tab/>„tabw140030“ <text:span text:style-name="T1">„geklblue“</text:span></text:p>
      <text:p text:style-name="P1"><text:tab/><text:tab/><text:tab/>sendet Clientnummer, Geld und Bewegungspunkte, die die <text:tab/><text:tab/><text:tab/>ausgewählte Klasse zur Verfügung stellt. Wechselt zum Tab <text:tab/><text:tab/><text:tab/>Spiel spiel startet. Antwort ist „geklblue“ was die Klasse des <text:tab/><text:tab/><text:tab/>Gegners an den anderen Spieler sendet um Klasse des <text:tab/><text:tab/><text:tab/><text:tab/>Gegners einzustellen.</text:p>
      <text:p text:style-name="P1"/>
      <text:p text:style-name="P1"><text:tab/>All das ist nur in einem Programm geschrieben, da beide Spieler das <text:tab/>selbe Programm verwenden</text:p>
      <text:p text:style-name="P1"/>
      <text:list xml:id="list6875288500391549452" text:style-name="L5">
        <text:list-header>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list-header>
        <text:list-item>
          <text:p text:style-name="P7"><text:soft-page-break/><text:span text:style-name="T2">Spiel </text:span></text:p>
          <text:list>
            <text:list-item>
              <text:p text:style-name="P7"><text:span text:style-name="T2">Spielfeld: Jedes einzelne Feld hat eine Nummer hinterlegt, die den zweck des Feldes wiedergibt. Im Client wird beim Click auf ein Feld werden Koordinaten des Feldes gesendet und Server Schickt dann den Feldwert zurück worauf Client die Aktion des Feldes ausführt. </text:span></text:p>
            </text:list-item>
            <text:list-item>
              <text:p text:style-name="P7"><text:span text:style-name="T2">SpawnFeld: bei Click auf Feld werden Buttons für die Figuren sichtbar. Man kann nun über diese eine Figur kaufen.</text:span></text:p>
            </text:list-item>
            <text:list-item>
              <text:p text:style-name="P7"><text:span text:style-name="T2">FigurClick: bei Klick auf Figur werden Attribute gezeigt und bewegungsmöglichkeiten.</text:span></text:p>
            </text:list-item>
            <text:list-item>
              <text:p text:style-name="P7"><text:span text:style-name="T2">RundeBeenden: beendet Runde so dass andere Spieler dran ist.</text:span></text:p>
            </text:list-item>
          </text:list>
        </text:list-item>
      </text:list>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6:01:42.81</meta:creation-date>
    <dc:date>2013-06-19T02:31:45.39</dc:date>
    <meta:editing-duration>PT1H40M59S</meta:editing-duration>
    <meta:editing-cycles>2</meta:editing-cycles>
    <meta:generator>OpenOffice.org/3.4.1$Win32 OpenOffice.org_project/341m1$Build-9593</meta:generator>
    <meta:document-statistic meta:table-count="0" meta:image-count="0" meta:object-count="0" meta:page-count="3" meta:paragraph-count="58" meta:word-count="444" meta:character-count="2996"/>
  </office:meta>
</office:document-meta>
</file>